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-color="#66ff66" draw:textarea-horizontal-align="justify" draw:textarea-vertical-align="middle" draw:auto-grow-height="false" fo:min-height="2.103cm" fo:min-width="9.8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="Arrow" draw:marker-end-width="0.6cm" draw:fill="solid" draw:fill-color="#66ccff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000000" draw:marker-start-width="0.5cm" draw:marker-end-width="0.5cm" draw:fill="solid" draw:fill-color="#66ccff" draw:textarea-horizontal-align="justify" draw:textarea-vertical-align="middle" draw:auto-grow-height="false" fo:min-height="3.65cm" fo:min-width="1.41cm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cm" svg:stroke-color="#000000" draw:marker-start-width="0.5cm" draw:marker-end-width="0.5cm" draw:fill="solid" draw:fill-color="#66ccff" draw:textarea-horizontal-align="justify" draw:textarea-vertical-align="middle" draw:auto-grow-height="false" fo:min-height="2.85cm" fo:min-width="1.41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width="0.1cm" svg:stroke-color="#000000" draw:marker-start-width="0.5cm" draw:marker-end-width="0.5cm" draw:fill-color="#66ccff" draw:textarea-horizontal-align="justify" draw:textarea-vertical-align="middle" draw:auto-grow-height="false" fo:min-height="0.206cm" fo:min-width="1.945cm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width="0.1cm" svg:stroke-color="#000000" draw:marker-start-width="0.5cm" draw:marker-end-width="0.5cm" draw:fill-color="#66ccff" draw:textarea-horizontal-align="justify" draw:textarea-vertical-align="middle" draw:auto-grow-height="false" fo:min-height="0.207cm" fo:min-width="1.945cm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marker-start-width="0.5cm" draw:marker-end-width="0.5cm" draw:fill-color="#66ccff" draw:textarea-horizontal-align="justify" draw:textarea-vertical-align="middle" draw:auto-grow-height="false" fo:min-height="0.208cm" fo:min-width="1.945cm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000000" draw:fill="none" draw:fill-color="#ffffff" fo:min-height="1.737cm"/>
    </style:style>
    <style:style style:name="gr10" style:family="graphic" style:parent-style-name="standard">
      <style:graphic-properties svg:stroke-width="0.1cm" svg:stroke-color="#000000" draw:marker-start-width="0.5cm" draw:marker-end-width="0.5cm" draw:fill="none" draw:textarea-vertical-align="middle" draw:auto-grow-height="false" fo:min-height="5.18cm" fo:min-width="0cm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5cm" draw:marker-end-width="0.5cm" draw:fill-color="#66ff66" draw:textarea-horizontal-align="justify" draw:textarea-vertical-align="middle" draw:auto-grow-height="false" fo:min-height="2.104cm" fo:min-width="9.8cm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20pt" fo:font-weight="bold"/>
    </style:style>
    <style:style style:name="P2" style:family="paragraph">
      <loext:graphic-properties draw:fill-color="#66ff66"/>
      <style:paragraph-properties fo:text-align="center"/>
      <style:text-properties fo:font-size="20pt" fo:font-weight="bold"/>
    </style:style>
    <style:style style:name="P3" style:family="paragraph">
      <loext:graphic-properties draw:fill="solid" draw:fill-color="#66ccff"/>
      <style:paragraph-properties fo:text-align="center"/>
    </style:style>
    <style:style style:name="P4" style:family="paragraph">
      <style:paragraph-properties fo:text-align="center"/>
      <style:text-properties fo:font-size="22pt" fo:font-weight="bold" style:font-size-asian="22pt" style:font-size-complex="22pt"/>
    </style:style>
    <style:style style:name="P5" style:family="paragraph">
      <loext:graphic-properties draw:fill="solid" draw:fill-color="#66ccff"/>
      <style:paragraph-properties fo:text-align="center"/>
      <style:text-properties fo:font-size="22pt" fo:font-weight="bold" style:font-size-asian="22pt" style:font-size-complex="2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66ccff"/>
      <style:paragraph-properties fo:text-align="center"/>
      <style:text-properties fo:font-size="22pt" fo:font-weight="bold" style:font-size-asian="22pt" style:font-size-complex="22pt"/>
    </style:style>
    <style:style style:name="P8" style:family="paragraph">
      <style:paragraph-properties fo:text-align="center"/>
      <style:text-properties fo:font-size="22pt" fo:font-weight="bold" style:font-weight-asian="bold" style:font-weight-complex="bold"/>
    </style:style>
    <style:style style:name="P9" style:family="paragraph">
      <loext:graphic-properties draw:fill="none" draw:fill-color="#ffffff"/>
      <style:paragraph-properties fo:text-align="center"/>
      <style:text-properties fo:font-size="22pt" fo:font-weight="bold" style:font-weight-asian="bold" style:font-weight-complex="bold"/>
    </style:style>
    <style:style style:name="P10" style:family="paragraph">
      <style:paragraph-properties fo:text-align="center"/>
      <style:text-properties fo:font-size="20pt" fo:font-weight="bold" style:font-size-asian="20pt" style:font-size-complex="20pt"/>
    </style:style>
    <style:style style:name="P11" style:family="paragraph">
      <loext:graphic-properties draw:fill-color="#66ff66"/>
      <style:paragraph-properties fo:text-align="center"/>
      <style:text-properties fo:font-size="20pt" fo:font-weight="bold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4cm" svg:height="2.453cm" draw:transform="rotate (1.5707963267949) translate (17.4cm 20.6cm)">
          <text:p text:style-name="P1">kmeans_evaluateChunks.py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2" draw:text-style-name="P3" draw:layer="layout" svg:x1="0.425cm" svg:y1="15.4cm" svg:x2="2.325cm" svg:y2="15.4cm">
            <text:p/>
          </draw:line>
          <draw:custom-shape draw:style-name="gr3" draw:text-style-name="P5" draw:layer="layout" svg:width="2.01cm" svg:height="4cm" svg:x="-1.6cm" svg:y="13.4cm">
            <text:p text:style-name="P4"><text:span text:style-name="T1">.</text:span><text:span text:style-name="T1">ebd</text:span></text:p>
            <text:p text:style-name="P4"><text:span text:style-name="T1">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" draw:text-style-name="P6" draw:layer="layout" svg:x1="7.3cm" svg:y1="15.4cm" svg:x2="9.2cm" svg:y2="15.4cm">
          <text:p/>
        </draw:line>
        <draw:line draw:style-name="gr4" draw:text-style-name="P6" draw:layer="layout" svg:x1="4.1cm" svg:y1="15.4cm" svg:x2="6cm" svg:y2="15.4cm">
          <text:p/>
        </draw:line>
        <draw:g>
          <draw:line draw:style-name="gr2" draw:text-style-name="P3" draw:layer="layout" svg:x1="15.5cm" svg:y1="18.85cm" svg:x2="17.4cm" svg:y2="18.85cm">
            <text:p/>
          </draw:line>
          <draw:custom-shape draw:style-name="gr5" draw:text-style-name="P5" draw:layer="layout" svg:width="2.01cm" svg:height="3.2cm" svg:x="13.475cm" svg:y="17.25cm">
            <text:p text:style-name="P4"><text:span text:style-name="T1">.bin</text:span></text:p>
            <text:p text:style-name="P4"><text:span text:style-name="T1">Fil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line draw:style-name="gr4" draw:text-style-name="P6" draw:layer="layout" svg:x1="11.1cm" svg:y1="13.85cm" svg:x2="13cm" svg:y2="13.85cm">
          <text:p/>
        </draw:line>
        <draw:g>
          <draw:custom-shape draw:style-name="gr6" draw:text-style-name="P7" draw:layer="layout" svg:width="2.545cm" svg:height="0.456cm" svg:x="13.155cm" svg:y="16.033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2.545cm" svg:height="0.457cm" svg:x="13.155cm" svg:y="15.497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2.545cm" svg:height="0.457cm" svg:x="13.155cm" svg:y="14.962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2.545cm" svg:height="0.456cm" svg:x="13.155cm" svg:y="14.426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2.545cm" svg:height="0.458cm" svg:x="13.155cm" svg:y="13.889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7" draw:layer="layout" svg:width="2.545cm" svg:height="0.458cm" svg:x="13.155cm" svg:y="13.353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2.545cm" svg:height="0.456cm" svg:x="13.155cm" svg:y="12.818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2.545cm" svg:height="0.457cm" svg:x="13.155cm" svg:y="12.281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2.545cm" svg:height="0.457cm" svg:x="13.155cm" svg:y="11.746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6" draw:text-style-name="P7" draw:layer="layout" svg:width="2.545cm" svg:height="0.456cm" svg:x="13.155cm" svg:y="11.211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2.545cm" svg:height="0.457cm" svg:x="13.155cm" svg:y="10.674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7" draw:layer="layout" svg:width="2.545cm" svg:height="0.457cm" svg:x="13.155cm" svg:y="16.569cm">
            <text:p text:style-name="P4"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9" draw:text-style-name="P9" draw:layer="layout" svg:width="7cm" svg:height="1.987cm" draw:transform="rotate (1.5707963267949) translate (13.434cm 17.35cm)">
          <draw:text-box>
            <text:p text:style-name="P8">Linear Address Chunks</text:p>
          </draw:text-box>
        </draw:frame>
        <draw:custom-shape draw:style-name="gr10" draw:text-style-name="P6" draw:layer="layout" svg:width="0.79cm" svg:height="5.834cm" svg:x="15.61cm" svg:y="10.933cm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line draw:style-name="gr4" draw:text-style-name="P6" draw:layer="layout" svg:x1="16.4cm" svg:y1="13.85cm" svg:x2="17.4cm" svg:y2="13.85cm">
          <text:p/>
        </draw:line>
        <draw:line draw:style-name="gr4" draw:text-style-name="P6" draw:layer="layout" svg:x1="19.8cm" svg:y1="15.4cm" svg:x2="21.7cm" svg:y2="15.4cm">
          <text:p/>
        </draw:line>
        <draw:custom-shape draw:style-name="gr3" draw:text-style-name="P5" draw:layer="layout" svg:width="2.01cm" svg:height="4cm" svg:x="21.79cm" svg:y="13.4cm">
          <text:p text:style-name="P4"><text:span text:style-name="T1">.</text:span><text:span text:style-name="T1">csv</text:span></text:p>
          <text:p text:style-name="P4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1" draw:layer="layout" svg:width="10.4cm" svg:height="2.453cm" draw:transform="rotate (1.5707963267949) translate (2.32cm 20.6cm)">
          <text:p text:style-name="P10"><text:span text:style-name="T2">gen</text:span><text:span text:style-name="T2">erat</text:span><text:span text:style-name="T2">eLi</text:span><text:span text:style-name="T2">nea</text:span><text:span text:style-name="T2">rAd</text:span><text:span text:style-name="T2">dre</text:span><text:span text:style-name="T2">sse</text:span><text:span text:style-name="T2">s.p</text:span><text:span text:style-name="T2">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0.4cm" svg:height="2.454cm" draw:transform="rotate (1.5707963267949) translate (9.1cm 20.6cm)">
          <text:p text:style-name="P1">createChunks.py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01cm" svg:height="4cm" svg:x="5.905cm" svg:y="13.4cm">
          <text:p text:style-name="P4"><text:span text:style-name="T1">.la</text:span></text:p>
          <text:p text:style-name="P4"><text:span text:style-name="T1">File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1T12:13:15.328711136</meta:creation-date>
    <dc:date>2017-06-21T12:55:17.186744604</dc:date>
    <meta:editing-duration>PT31M16S</meta:editing-duration>
    <meta:editing-cycles>5</meta:editing-cycles>
    <meta:generator>LibreOffice/5.1.6.2$Linux_X86_64 LibreOffice_project/10m0$Build-2</meta:generator>
    <meta:document-statistic meta:object-count="31"/>
  </office:meta>
</office:document-meta>
</file>